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style:text-line-through-type="single" style:text-line-through-style="none"/>
    </style:style>
    <style:style style:name="P2" style:family="paragraph" style:parent-style-name="Standard">
      <style:text-properties style:text-line-through-type="single" style:text-line-through-style="solid"/>
    </style:style>
    <style:style style:name="P3" style:family="paragraph" style:parent-style-name="Standard">
      <style:text-properties style:text-line-through-type="single" style:text-line-through-style="dotted"/>
    </style:style>
    <style:style style:name="P4" style:family="paragraph" style:parent-style-name="Standard">
      <style:text-properties style:text-line-through-type="single" style:text-line-through-style="dash"/>
    </style:style>
    <style:style style:name="P5" style:family="paragraph" style:parent-style-name="Standard">
      <style:text-properties style:text-line-through-type="single" text-line-through-style="long-dash"/>
    </style:style>
    <style:style style:name="P6" style:family="paragraph" style:parent-style-name="Standard">
      <style:text-properties style:text-line-through-type="single" style:text-line-through-style="dot-dash"/>
    </style:style>
    <style:style style:name="P7" style:family="paragraph" style:parent-style-name="Standard">
      <style:text-properties style:text-line-through-type="single" style:text-line-through-style="dot-dot-dash"/>
    </style:style>
    <style:style style:name="P8" style:family="paragraph" style:parent-style-name="Standard">
      <style:text-properties style:text-line-through-type="single" style:text-line-through-style="wave"/>
    </style:style>
  </office:automatic-styles>
  <office:body>
    <office:text>
      <text:p text:style-name="P1">
     this is an example of text with no line trough.
   </text:p>
      <text:p text:style-name="P2">
     this is an example of text with line trough and whose style is solid.
   </text:p>
      <text:p text:style-name="P3">
     this is an example of text with line trough and whose style is dotted.
   </text:p>
      <text:p text:style-name="P4">
     this is an example of text with line trough and whose style is dash.
   </text:p>
      <text:p text:style-name="P5">
     this is an example of text with line trough and whose style is long dash.
   </text:p>
      <text:p text:style-name="P6">
     this is an example of text with line trough and whose style is dot dash.
   </text:p>
      <text:p text:style-name="P7">
     this is an example of text with line trough and whose style is dot dot dash.
   </text:p>
      <text:p text:style-name="P8">
     this is an example of text with line trough and whose style is wave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